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BB0000166F000019807CCDADCB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Preformatted_20_Text">
      <style:paragraph-properties fo:margin-top="0in" fo:margin-bottom="0in"/>
      <style:text-properties fo:color="#000000" style:font-name="Times New Roman" fo:font-size="12pt" style:font-size-asian="12pt" style:font-size-complex="12pt"/>
    </style:style>
    <style:style style:name="P3" style:family="paragraph" style:parent-style-name="Preformatted_20_Text">
      <style:paragraph-properties fo:margin-left="0in" fo:margin-right="0in" fo:margin-top="0in" fo:margin-bottom="0in" fo:text-indent="0in" style:auto-text-indent="false">
        <style:tab-stops>
          <style:tab-stop style:position="-0.4583in"/>
        </style:tab-stops>
      </style:paragraph-properties>
      <style:text-properties fo:color="#000000" style:font-name="Times New Roman" fo:font-size="12pt" style:font-size-asian="12pt" style:font-size-complex="12pt"/>
    </style:style>
    <style:style style:name="T1" style:family="text">
      <style:text-properties fo:color="#000000" style:font-name="Times New Roman" fo:font-size="12pt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4.6445in" svg:y="0.0146in" svg:width="2.261in" svg:height="2.5701in" draw:z-index="0"><draw:image xlink:href="Pictures/200000BB0000166F000019807CCDADCB.svm" xlink:type="simple" xlink:show="embed" xlink:actuate="onLoad"/></draw:frame>NHDPlus – download and process NHDPlus grids and shapefiles</text:p>
      <text:p text:style-name="Standard"/>
      <text:p text:style-name="Standard">Usage:</text:p>
      <text:p text:style-name="Standard"><text:tab/>SDMProjectBuilder - <text:span text:style-name="T1">hydrography</text:span>, Catchment and elev_cm</text:p>
      <text:p text:style-name="Standard"><text:tab/>BASINS - full functionality</text:p>
      <text:p text:style-name="Standard">Inherits:</text:p>
      <text:p text:style-name="Standard"><text:tab/>D4EManager.clsBaseDataExtension</text:p>
      <text:p text:style-name="Standard">Input:</text:p>
      <text:p text:style-name="Standard"><text:tab/>Parameters:</text:p>
      <text:p text:style-name="Standard"><text:tab/><text:tab/>Region as D4EMDataManager.Region</text:p>
      <text:p text:style-name="Standard"><text:tab/><text:tab/>DataTypes as List of String:</text:p>
      <text:p text:style-name="P2"><text:tab/><text:tab/><text:tab/>all, allgrid, allshape, elev_cm, fac, fdr,</text:p>
      <text:p text:style-name="P3"><text:tab/><text:tab/><text:tab/>Region, Subregion, Basin, SubBasin,</text:p>
      <text:p text:style-name="P3"><text:tab/><text:tab/><text:tab/>Watershed,Subwatershed, Catchment, nhdarea,</text:p>
      <text:p text:style-name="P3"><text:tab/><text:tab/><text:tab/>NHDFlowline, NHDLine, NHDPoint, NHDWaterbody, streamgageevent,</text:p>
      <text:p text:style-name="P3"><text:tab/><text:tab/><text:tab/>Drainage, hydrography, hydrologicunits</text:p>
      <text:p text:style-name="Standard"><text:tab/><text:tab/>CacheFolder as String</text:p>
      <text:p text:style-name="Standard"><text:tab/><text:tab/>SaveFolder as String</text:p>
      <text:p text:style-name="Standard"><text:tab/><text:tab/>Projection as String (PROJ4 format)</text:p>
      <text:p text:style-name="Standard"><text:tab/><text:tab/>JoinAttributes as Boolean</text:p>
      <text:p text:style-name="Standard">Output:</text:p>
      <text:p text:style-name="Standard"><text:tab/>Files:</text:p>
      <text:p text:style-name="Standard"><text:tab/><text:tab/>grid or shapefile corresponding to each DataType</text:p>
      <text:p text:style-name="Standard">Libraries:</text:p>
      <text:p text:style-name="Standard"><text:tab/>D4EMDataManager/SpatialOperations</text:p>
      <text:p text:style-name="Standard"><text:tab/><text:tab/>Region(4)</text:p>
      <text:p text:style-name="Standard"><text:tab/><text:tab/>AlbersProjections(1)</text:p>
      <text:p text:style-name="Standard"><text:tab/><text:tab/>ChangeGridFormat(2)</text:p>
      <text:p text:style-name="Standard"><text:tab/><text:tab/>CopyProcStepsFromCachedFile(2)</text:p>
      <text:p text:style-name="Standard"><text:tab/><text:tab/>DownloadURL(3)</text:p>
      <text:p text:style-name="Standard"><text:tab/><text:tab/>MergeLayers(2)</text:p>
      <text:p text:style-name="Standard"><text:tab/><text:tab/>ProjectAndClipShapeLayers(1)</text:p>
      <text:p text:style-name="Standard"><text:tab/><text:tab/>ProjectGrid(1)</text:p>
      <text:p text:style-name="Standard"><text:tab/><text:tab/>SameProjection(1)</text:p>
      <text:p text:style-name="P1"><text:tab/><text:tab/>Zipper.UnzipFile(1)</text:p>
      <text:p text:style-name="Standard"><text:tab/>MapWinUtility</text:p>
      <text:p text:style-name="Standard"><text:tab/><text:tab/>Logger(33)</text:p>
      <text:p text:style-name="Standard"><text:tab/><text:tab/>ProgressLevel(5)</text:p>
      <text:p text:style-name="Standard"><text:tab/><text:tab/>TryDelete(6)</text:p>
      <text:p text:style-name="Standard"><text:tab/>atcUtility</text:p>
      <text:p text:style-name="Standard"><text:tab/><text:tab/>AddFilesInDir(1)</text:p>
      <text:p text:style-name="Standard"><text:tab/><text:tab/>GetEmbeddedFileAsString(1)</text:p>
      <text:p text:style-name="Standard"><text:tab/><text:tab/>GetTemporaryFileName(1)</text:p>
      <text:p text:style-name="Standard"><text:tab/><text:tab/>NewTempDir(1)</text:p>
      <text:p text:style-name="Standard"><text:tab/><text:tab/>OpenFile(1)</text:p>
      <text:p text:style-name="Standard"><text:tab/><text:tab/>ReadableFromXML(1)</text:p>
      <text:p text:style-name="Standard"><text:tab/><text:tab/>StrFirstInt(1)</text:p>
      <text:p text:style-name="Standard"><text:tab/><text:tab/>TryMove(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7T11:32:55.58</meta:creation-date>
    <dc:date>2010-08-31T15:20:48.81</dc:date>
    <meta:editing-duration>PT06H22M27S</meta:editing-duration>
    <meta:editing-cycles>19</meta:editing-cycles>
    <meta:generator>OpenOffice.org/3.2$Win32 OpenOffice.org_project/320m18$Build-9502</meta:generator>
    <meta:print-date>2010-08-17T13:36:27.43</meta:print-date>
    <dc:creator>Mark Gray</dc:creator>
    <meta:document-statistic meta:table-count="0" meta:image-count="1" meta:object-count="0" meta:page-count="1" meta:paragraph-count="47" meta:word-count="101" meta:character-count="1143"/>
  </office:meta>
</office:document-meta>
</file>